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mbria1" svg:font-family="Cambria"/>
    <style:font-face style:name="Calibri" svg:font-family="Calibri" style:font-pitch="variable"/>
    <style:font-face style:name="Cambria" svg:font-family="Cambr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cm" svg:stroke-color="#ff86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draw:auto-grow-height="true" fo:min-height="13.364cm"/>
    </style:style>
    <style:style style:name="pr4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ítulo_20_e_20_conteúdo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6pt"/>
    </style:style>
    <style:style style:name="P3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margin-left="0cm" fo:margin-right="0cm" fo:margin-top="0.141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46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283138" style:text-line-through-style="none" style:text-line-through-type="none" style:text-position="0% 100%" style:font-name="Cambria1" fo:font-size="66pt" fo:letter-spacing="-0.034cm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283138" style:text-line-through-style="none" style:text-line-through-type="none" style:text-position="0% 100%" style:font-name="Cambria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frame draw:name="Título 1" presentation:style-name="pr1" draw:text-style-name="P2" draw:layer="layout" svg:width="20.954cm" svg:height="7.204cm" svg:x="1.905cm" svg:y="4.724cm" presentation:class="title" presentation:user-transformed="true">
          <draw:text-box>
            <text:p text:style-name="P1"><text:span text:style-name="T1">Banco de Dados I</text:span></text:p>
          </draw:text-box>
        </draw:frame>
        <draw:frame draw:name="Subtítulo 2" presentation:style-name="pr2" draw:text-style-name="P5" draw:layer="layout" svg:width="17.948cm" svg:height="2.962cm" svg:x="1.905cm" svg:y="12.7cm" presentation:class="subtitle" presentation:user-transformed="true">
          <draw:text-box>
            <text:p text:style-name="P3"><text:span text:style-name="T2"/></text:p>
            <text:p text:style-name="P4"><text:span text:style-name="T2"/></text:p>
            <text:p text:style-name="P3"><text:span text:style-name="T2">Prof.: Alexandre Roberto dos Pass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DL – Data Definition Language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4" draw:text-style-name="P7" draw:layer="layout" svg:width="21.166cm" svg:height="2.199cm" svg:x="1.299cm" svg:y="0.524cm" presentation:class="title" presentation:user-transformed="true">
          <draw:text-box>
            <text:p text:style-name="P1"><text:span text:style-name="T3">DDL – Data Definition Language</text:span></text:p>
          </draw:text-box>
        </draw:frame>
        <draw:custom-shape draw:name="CaixaDeTexto 3" draw:style-name="gr2" draw:text-style-name="P9" draw:layer="layout" svg:width="19.401cm" svg:height="1.098cm" svg:x="0.877cm" svg:y="3.524cm">
          <text:p text:style-name="P8"><text:span text:style-name="T4">Linguagem de Definiçã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" draw:style-name="gr2" draw:text-style-name="P11" draw:layer="layout" svg:width="19.401cm" svg:height="1.945cm" svg:x="1.03cm" svg:y="6.804cm">
          <text:p text:style-name="P10"><text:span text:style-name="T5">Linguagem computacional para criação e manutenção de </text:span><text:span text:style-name="T4">estruturas de dados</text:span><text:span text:style-name="T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2" draw:text-style-name="P11" draw:layer="layout" svg:width="19.401cm" svg:height="1.945cm" svg:x="1.022cm" svg:y="10.098cm">
          <text:p text:style-name="P10"><text:span text:style-name="T5">Quando compilada e executada a estrutura é armazenada no </text:span><text:span text:style-name="T4">dicionário de dados </text:span><text:span text:style-name="T5">(ou Catálog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DL – Data Definition Language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4" draw:text-style-name="P7" draw:layer="layout" svg:width="21.166cm" svg:height="2.199cm" svg:x="1.299cm" svg:y="0.524cm" presentation:class="title" presentation:user-transformed="true">
          <draw:text-box>
            <text:p text:style-name="P1"><text:span text:style-name="T3">DDL – Data Definition Language</text:span></text:p>
          </draw:text-box>
        </draw:frame>
        <draw:custom-shape draw:name="CaixaDeTexto 3" draw:style-name="gr2" draw:text-style-name="P11" draw:layer="layout" svg:width="19.401cm" svg:height="13.294cm" svg:x="0.877cm" svg:y="3.524cm">
          <text:p text:style-name="P10"><text:span text:style-name="T6">Principais Comandos</text:span></text:p>
          <text:p text:style-name="P8"><text:span text:style-name="T4"/></text:p>
          <text:p text:style-name="P8"><text:span text:style-name="T4">CREATE DATABASE</text:span></text:p>
          <text:p text:style-name="P8"><text:span text:style-name="T4">DROP DATABASE</text:span></text:p>
          <text:p text:style-name="P8"><text:span text:style-name="T4"/></text:p>
          <text:p text:style-name="P8"><text:span text:style-name="T4">CREATE TABLE</text:span></text:p>
          <text:p text:style-name="P8"><text:span text:style-name="T4">ALTER TABLE</text:span></text:p>
          <text:p text:style-name="P8"><text:span text:style-name="T4"><text:tab/></text:span><text:span text:style-name="T4">ADD</text:span></text:p>
          <text:p text:style-name="P8"><text:span text:style-name="T4"><text:tab/></text:span><text:span text:style-name="T4">DROP</text:span></text:p>
          <text:p text:style-name="P8"><text:span text:style-name="T4">DROP TABLE</text:span></text:p>
          <text:p text:style-name="P8"><text:span text:style-name="T4"/></text:p>
          <text:p text:style-name="P8"><text:span text:style-name="T4">CREATE INDEX</text:span></text:p>
          <text:p text:style-name="P8"><text:span text:style-name="T4">DROP INDEX</text:span></text:p>
          <text:p text:style-name="P8"><text:span text:style-name="T4"/></text:p>
          <text:p text:style-name="P8"><text:span text:style-name="T4">CONSTRA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DL – Data Definition Language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4" draw:text-style-name="P7" draw:layer="layout" svg:width="21.166cm" svg:height="2.199cm" svg:x="1.299cm" svg:y="0.524cm" presentation:class="title" presentation:user-transformed="true">
          <draw:text-box>
            <text:p text:style-name="P1"><text:span text:style-name="T3">DDL – Data Definition Language</text:span></text:p>
          </draw:text-box>
        </draw:frame>
        <draw:custom-shape draw:name="CaixaDeTexto 3" draw:style-name="gr2" draw:text-style-name="P11" draw:layer="layout" svg:width="19.401cm" svg:height="9.567cm" svg:x="1.099cm" svg:y="5.925cm">
          <text:p text:style-name="P10"><text:span text:style-name="T4">CREATE DATABASE nome_database</text:span></text:p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4">DROP DATABASE nome_database</text:span></text:p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4">Criar database chamado </text:span><text:span text:style-name="T7">dbtes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DL – Data Definition Language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4" draw:text-style-name="P7" draw:layer="layout" svg:width="21.166cm" svg:height="2.199cm" svg:x="1.299cm" svg:y="0.524cm" presentation:class="title" presentation:user-transformed="true">
          <draw:text-box>
            <text:p text:style-name="P1"><text:span text:style-name="T3">DDL – Data Definition Language</text:span></text:p>
          </draw:text-box>
        </draw:frame>
        <draw:custom-shape draw:name="CaixaDeTexto 3" draw:style-name="gr3" draw:text-style-name="P9" xml:id="id1" draw:id="id1" draw:layer="layout" svg:width="12.723cm" svg:height="4.486cm" svg:x="0.877cm" svg:y="3.824cm">
          <text:p text:style-name="P8"><text:span text:style-name="T4">CREATE TABLE TabCidades</text:span></text:p>
          <text:p text:style-name="P8"><text:span text:style-name="T4">(</text:span></text:p>
          <text:p text:style-name="P8"><text:span text:style-name="T4"><text:s text:c="2"/></text:span><text:span text:style-name="T4">CodCidade Integer not null,</text:span></text:p>
          <text:p text:style-name="P8"><text:span text:style-name="T4"><text:s text:c="2"/></text:span><text:span text:style-name="T4">NomeCidade VarChar(100)</text:span></text:p>
          <text:p text:style-name="P8"><text:span text:style-name="T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" draw:style-name="gr2" draw:text-style-name="P9" xml:id="id3" draw:id="id3" draw:layer="layout" svg:width="7.622cm" svg:height="7.027cm" svg:x="13.9cm" svg:y="3.124cm">
          <text:p text:style-name="P8"><text:span text:style-name="T4">Principais tipos:</text:span></text:p>
          <text:p text:style-name="P8"><text:span text:style-name="T4"/></text:p>
          <text:p text:style-name="P8"><text:span text:style-name="T4">VarChar</text:span></text:p>
          <text:p text:style-name="P8"><text:span text:style-name="T4">Integer</text:span></text:p>
          <text:p text:style-name="P8"><text:span text:style-name="T4">Numeric</text:span></text:p>
          <text:p text:style-name="P8"><text:span text:style-name="T4">Float</text:span></text:p>
          <text:p text:style-name="P8"><text:span text:style-name="T4">TimeStamp</text:span></text:p>
          <text:p text:style-name="P8"><text:span text:style-name="T4">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4" draw:text-style-name="P11" xml:id="id4" draw:id="id4" draw:layer="layout" svg:width="21.922cm" svg:height="3.637cm" svg:x="0.778cm" svg:y="12.325cm">
          <text:p text:style-name="P10"><text:span text:style-name="T8">Exercício:</text:span></text:p>
          <text:p text:style-name="P10"><text:span text:style-name="T8">Criar tabela que contenha cada um dos tipos acima descritos, sendo que os campos varchar e float nunca poderão ser nul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" draw:style-name="gr5" draw:text-style-name="P9" xml:id="id2" draw:id="id2" draw:layer="layout" svg:width="11.323cm" svg:height="1.098cm" svg:x="0.877cm" svg:y="8.661cm">
          <text:p text:style-name="P8"><text:span text:style-name="T4">DROP TABLE TabCida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  <anim:animate smil:dur="1s" smil:fill="hold" smil:targetElement="id2" smil:attributeName="x" smil:values="x;x" smil:keyTimes="0;1"/>
                  <anim:animate smil:dur="1s" smil:fill="hold" smil:targetElement="id2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3" smil:attributeName="visibility" smil:to="visible"/>
                  <anim:transitionFilter smil:dur="0.5s" smil:targetElement="id3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0;width" smil:keyTimes="0;1"/>
                  <anim:animate smil:dur="0.5s" smil:fill="hold" smil:targetElement="id4" smil:attributeName="height" smil:values="0;height" smil:keyTimes="0;1"/>
                  <anim:transitionFilter smil:dur="0.5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DL – Data Definition Language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4" draw:text-style-name="P7" draw:layer="layout" svg:width="21.166cm" svg:height="2.199cm" svg:x="1.299cm" svg:y="0.524cm" presentation:class="title" presentation:user-transformed="true">
          <draw:text-box>
            <text:p text:style-name="P1"><text:span text:style-name="T3">DDL – Data Definition Language</text:span></text:p>
          </draw:text-box>
        </draw:frame>
        <draw:custom-shape draw:name="CaixaDeTexto 3" draw:style-name="gr6" draw:text-style-name="P11" draw:layer="layout" svg:width="22.523cm" svg:height="8.212cm" svg:x="0.877cm" svg:y="3.524cm">
          <text:p text:style-name="P10"><text:span text:style-name="T6">Principais Comandos</text:span></text:p>
          <text:p text:style-name="P8"><text:span text:style-name="T4"/></text:p>
          <text:p text:style-name="P8"><text:span text:style-name="T4">ALTER TABLE</text:span></text:p>
          <text:p text:style-name="P8"><text:span text:style-name="T4"><text:tab/></text:span><text:span text:style-name="T4">ADD</text:span></text:p>
          <text:p text:style-name="P8"><text:span text:style-name="T4"><text:tab/></text:span><text:span text:style-name="T4">DROP</text:span></text:p>
          <text:p text:style-name="P8"><text:span text:style-name="T4"/></text:p>
          <text:p text:style-name="P8"><text:span text:style-name="T4">Alter table TabCidades Add column CodUF Integer</text:span></text:p>
          <text:p text:style-name="P8"><text:span text:style-name="T4">Alter table TabCidades Drop column CodUF Integer</text:span></text:p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" draw:style-name="gr4" draw:text-style-name="P11" xml:id="id5" draw:id="id5" draw:layer="layout" svg:width="21.922cm" svg:height="7.025cm" svg:x="0.778cm" svg:y="11.325cm">
          <text:p text:style-name="P10"><text:span text:style-name="T8">Exercício:</text:span></text:p>
          <text:p text:style-name="P10"><text:span text:style-name="T8">Criar comando para alterar a tabela TabCidades excluindo o campo do tipo float e adicionando outros dois campos:</text:span></text:p>
          <text:p text:style-name="P10"><text:span text:style-name="T8">ValorUnit <text:s/>do tipo Float</text:span></text:p>
          <text:p text:style-name="P10"><text:span text:style-name="T8">ValorTotal do tipo Float</text:span></text:p>
          <text:p text:style-name="P10"><text:span text:style-name="T8"/></text:p>
          <text:p text:style-name="P10"><text:span text:style-name="T8">Onde o Valor Unit não poderá ser nu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/>
                  <anim:animate smil:dur="0.5s" smil:fill="hold" smil:targetElement="id5" smil:attributeName="height" smil:values="0;height" smil:keyTimes="0;1"/>
                  <anim:transitionFilter smil:dur="0.5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DL – Data Definition Language" draw:style-name="dp1" draw:master-page-name="Título_20_e_20_conteúdo" presentation:presentation-page-layout-name="AL2T11">
        <draw:frame draw:name="Título 1" presentation:style-name="pr4" draw:text-style-name="P7" draw:layer="layout" svg:width="21.166cm" svg:height="2.199cm" svg:x="1.299cm" svg:y="0.524cm" presentation:class="title" presentation:user-transformed="true">
          <draw:text-box>
            <text:p text:style-name="P1"><text:span text:style-name="T3">DDL – Data Definition Language</text:span></text:p>
          </draw:text-box>
        </draw:frame>
        <draw:custom-shape draw:name="CaixaDeTexto 3" draw:style-name="gr2" draw:text-style-name="P9" draw:layer="layout" svg:width="23.224cm" svg:height="9.566cm" svg:x="0.499cm" svg:y="4.424cm">
          <text:p xml:id="id6" text:id="id6" text:style-name="P8"><text:span text:style-name="T4">CREATE INDEX nome_índice ON nome_tabela (campo [asc|desc][,campo [asc|desc]]...)</text:span></text:p>
          <text:p text:style-name="P8"><text:span text:style-name="T4"/></text:p>
          <text:p xml:id="id7" text:id="id7" text:style-name="P8"><text:span text:style-name="T4">Exercícios: </text:span></text:p>
          <text:p text:style-name="P8"><text:span text:style-name="T4"/></text:p>
          <text:list text:style-name="L2">
            <text:list-item>
              <text:p xml:id="id8" text:id="id8" text:style-name="P8"><text:span text:style-name="T4">Criar um índice para a tabela TabTeste com o campo ValorUnit</text:span></text:p>
            </text:list-item>
          </text:list>
          <text:p text:style-name="P8"><text:span text:style-name="T4"/></text:p>
          <text:list text:continue-numbering="true" text:style-name="L2">
            <text:list-item>
              <text:p xml:id="id9" text:id="id9" text:style-name="P8"><text:span text:style-name="T4">Criar um índice para a tabela TabTeste com o campo VarChar ascendente, o campo TimeStamp sendo ascendente e o campo ValorUnit sendo descenden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" draw:style-name="gr2" draw:text-style-name="P9" xml:id="id10" draw:id="id10" draw:layer="layout" svg:width="23.224cm" svg:height="1.098cm" svg:x="0.877cm" svg:y="15.126cm">
          <text:p text:style-name="P8"><text:span text:style-name="T4">DROP INDEX nome_í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  <anim:animate smil:dur="1s" smil:fill="hold" smil:targetElement="id6" anim:sub-item="text" smil:attributeName="x" smil:values="x;x" smil:keyTimes="0;1"/>
                  <anim:animate smil:dur="1s" smil:fill="hold" smil:targetElement="id6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  <anim:animate smil:dur="1s" smil:fill="hold" smil:targetElement="id7" anim:sub-item="text" smil:attributeName="x" smil:values="x;x" smil:keyTimes="0;1"/>
                  <anim:animate smil:dur="1s" smil:fill="hold" smil:targetElement="id7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8" anim:sub-item="text" smil:attributeName="visibility" smil:to="visible"/>
                  <anim:transitionFilter smil:dur="1s" smil:targetElement="id8" anim:sub-item="text" smil:type="fade" smil:subtype="crossfade"/>
                  <anim:animate smil:dur="1s" smil:fill="hold" smil:targetElement="id8" anim:sub-item="text" smil:attributeName="x" smil:values="x;x" smil:keyTimes="0;1"/>
                  <anim:animate smil:dur="1s" smil:fill="hold" smil:targetElement="id8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  <anim:animate smil:dur="1s" smil:fill="hold" smil:targetElement="id9" anim:sub-item="text" smil:attributeName="x" smil:values="x;x" smil:keyTimes="0;1"/>
                  <anim:animate smil:dur="1s" smil:fill="hold" smil:targetElement="id9" anim:sub-item="text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  <anim:animate smil:dur="1s" smil:fill="hold" smil:targetElement="id10" smil:attributeName="x" smil:values="x;x" smil:keyTimes="0;1"/>
                  <anim:animate smil:dur="1s" smil:fill="hold" smil:targetElement="id10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mbria1" svg:font-family="Cambria"/>
    <style:font-face style:name="Calibri" svg:font-family="Calibri" style:font-pitch="variable"/>
    <style:font-face style:name="Cambria" svg:font-family="Cambr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eeeeee" draw:gradient-step-count="64" draw:fill-image-width="0cm" draw:fill-image-height="0cm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2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eeeeee" draw:fill-gradient-name="Tango_20_Green" draw:gradient-step-count="64" draw:fill-image-width="0cm" draw:fill-image-height="0cm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2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eeeee" draw:gradient-step-count="64" draw:fill-image-width="0cm" draw:fill-image-height="0cm"/>
    </style:style>
    <style:style style:name="Mdp2" style:family="drawing-page">
      <style:drawing-page-properties draw:background-size="border" draw:fill="solid" draw:fill-color="#eeeeee" draw:fill-gradient-name="Tango_20_Green" draw:gradient-step-count="64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283138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838d9b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solid" svg:stroke-width="0.053cm" svg:stroke-color="#ffffff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4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5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ítulo_20_e_20_conteúdo-backgroundobjects">
      <style:graphic-properties draw:stroke="solid" svg:stroke-width="0.053cm" svg:stroke-color="#ffffff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83138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838d9b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6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83138" style:text-line-through-style="none" style:text-line-through-type="none" style:text-position="0% 100%" style:font-name="Cambria1" fo:font-size="66pt" fo:letter-spacing="-0.034cm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MT3" style:family="text">
      <style:text-properties fo:font-variant="normal" fo:text-transform="none" fo:color="#ff86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83138" style:text-line-through-style="none" style:text-line-through-type="none" style:text-position="0% 100%" style:font-name="Cambria1" fo:font-size="46pt" fo:letter-spacing="-0.034cm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lide_20_de_20_título" style:display-name="Slide de título" style:page-layout-name="PM1" draw:style-name="Mdp1">
      <draw:custom-shape draw:name="Rectangle 6" draw:style-name="Mgr3" draw:text-style-name="MP5" draw:layer="backgroundobjects" svg:width="1.904cm" svg:height="19.049cm" svg:x="23.49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1.904cm" svg:height="1.904cm" svg:x="23.495cm" svg:y="15.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0.954cm" svg:height="7.204cm" svg:x="1.905cm" svg:y="5.292cm" presentation:class="title" presentation:user-transformed="true">
        <draw:text-box>
          <text:p text:style-name="MP7"><text:span text:style-name="MT2">Clique para editar o título mestre</text:span></text:p>
        </draw:text-box>
      </draw:frame>
      <draw:frame draw:name="Date Placeholder 3" presentation:style-name="Mpr2" draw:text-style-name="MP10" draw:layer="backgroundobjects" svg:width="6.772cm" svg:height="1.015cm" draw:transform="rotate (1.5707963267949) translate (23.855cm 8.467cm)" presentation:class="date-time" presentation:user-transformed="true">
        <draw:text-box>
          <text:p text:style-name="MP9"><text:span text:style-name="MT3"><text:date style:data-style-name="D1" text:date-value="2017-04-17">17/04/17</text:date></text:span></text:p>
        </draw:text-box>
      </draw:frame>
      <draw:frame draw:name="Footer Placeholder 4" presentation:style-name="Mpr2" draw:text-style-name="MP10" draw:layer="backgroundobjects" svg:width="6.575cm" svg:height="1.015cm" draw:transform="rotate (1.5707963267949) translate (23.855cm 15.042cm)" presentation:class="footer" presentation:user-transformed="true">
        <draw:text-box>
          <text:p/>
        </draw:text-box>
      </draw:frame>
      <draw:frame draw:name="Slide Number Placeholder 5" presentation:style-name="Mpr3" draw:text-style-name="MP12" draw:layer="backgroundobjects" svg:width="1.523cm" svg:height="1.1cm" svg:x="23.699cm" svg:y="15.692cm" presentation:class="page-number" presentation:user-transformed="true">
        <draw:text-box>
          <text:p text:style-name="MP11"><text:span text:style-name="MT4"><text:page-number>&lt;número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2">
      <draw:custom-shape draw:name="Rectangle 6" draw:style-name="Mgr3" draw:text-style-name="MP5" draw:layer="backgroundobjects" svg:width="1.904cm" svg:height="19.049cm" svg:x="23.49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1.904cm" svg:height="1.904cm" svg:x="23.495cm" svg:y="15.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3" draw:layer="backgroundobjects" svg:width="21.166cm" svg:height="3.174cm" svg:x="1.27cm" svg:y="0.763cm" presentation:class="title" presentation:user-transformed="true">
        <draw:text-box>
          <text:p text:style-name="MP7"><text:span text:style-name="MT5">Clique para editar o título mestre</text:span></text:p>
        </draw:text-box>
      </draw:frame>
      <draw:frame draw:name="Content Placeholder 2" presentation:style-name="Mpr7" draw:text-style-name="MP18" draw:layer="backgroundobjects" svg:width="21.166cm" svg:height="13.334cm" svg:x="1.27cm" svg:y="4.445cm" presentation:class="outline" presentation:user-transformed="true">
        <draw:text-box>
          <text:list text:style-name="ML3">
            <text:list-item>
              <text:p text:style-name="MP14"><text:span text:style-name="MT6">Clique para editar o formato do texto da estrutura de tópicos</text:span></text:p>
              <text:list>
                <text:list-item>
                  <text:p text:style-name="MP14"><text:span text:style-name="MT6">2.º nível da estrutura de tópicos</text:span></text:p>
                  <text:list>
                    <text:list-item>
                      <text:p text:style-name="MP14"><text:span text:style-name="MT6">3.º nível da estrutura de tópicos</text:span></text:p>
                      <text:list>
                        <text:list-item>
                          <text:p text:style-name="MP14"><text:span text:style-name="MT6">4.º nível da estrutura de tópicos</text:span></text:p>
                          <text:list>
                            <text:list-item>
                              <text:p text:style-name="MP14"><text:span text:style-name="MT6">5.º nível da estrutura de tópicos</text:span></text:p>
                              <text:list>
                                <text:list-item>
                                  <text:p text:style-name="MP14"><text:span text:style-name="MT6">6.º nível da estrutura de tópicos</text:span></text:p>
                                  <text:list>
                                    <text:list-item>
                                      <text:p text:style-name="MP15"><text:span text:style-name="MT6">7.º nível da estrutura de tópicosClique para editar o texto mestre</text:span></text:p>
                                      <text:list>
                                        <text:list-item>
                                          <text:p text:style-name="MP15"><text:span text:style-name="MT7">Segundo nível</text:span></text:p>
                                          <text:list>
                                            <text:list-item>
                                              <text:p text:style-name="MP15"><text:span text:style-name="MT8">Terceiro nível</text:span></text:p>
                                              <text:list>
                                                <text:list-item>
                                                  <text:p text:style-name="MP16"><text:span text:style-name="MT9">Quarto nível</text:span></text:p>
                                                </text:list-item>
                                                <text:list-item>
                                                  <text:p text:style-name="MP17"><text:span text:style-name="MT10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0" draw:layer="backgroundobjects" svg:width="6.772cm" svg:height="1.015cm" draw:transform="rotate (1.5707963267949) translate (23.855cm 8.467cm)" presentation:class="date-time" presentation:user-transformed="true">
        <draw:text-box>
          <text:p text:style-name="MP9"><text:span text:style-name="MT3"><text:date style:data-style-name="D1" text:date-value="2017-04-17">17/04/17</text:date></text:span></text:p>
        </draw:text-box>
      </draw:frame>
      <draw:frame draw:name="Footer Placeholder 4" presentation:style-name="Mpr8" draw:text-style-name="MP10" draw:layer="backgroundobjects" svg:width="6.575cm" svg:height="1.015cm" draw:transform="rotate (1.5707963267949) translate (23.855cm 15.042cm)" presentation:class="footer" presentation:user-transformed="true">
        <draw:text-box>
          <text:p/>
        </draw:text-box>
      </draw:frame>
      <draw:frame draw:name="Slide Number Placeholder 5" presentation:style-name="Mpr9" draw:text-style-name="MP12" draw:layer="backgroundobjects" svg:width="1.523cm" svg:height="1.1cm" svg:x="23.699cm" svg:y="15.692cm" presentation:class="page-number" presentation:user-transformed="true">
        <draw:text-box>
          <text:p text:style-name="MP11"><text:span text:style-name="MT4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anco de Dados II</dc:title>
    <meta:initial-creator>adm</meta:initial-creator>
    <meta:editing-cycles>167</meta:editing-cycles>
    <meta:creation-date>2015-07-27T13:26:56</meta:creation-date>
    <dc:date>2017-04-17T09:43:50.221513194</dc:date>
    <meta:editing-duration>P1DT1H34M32S</meta:editing-duration>
    <meta:generator>LibreOffice/5.1.6.2$Linux_X86_64 LibreOffice_project/10m0$Build-2</meta:generator>
    <meta:document-statistic meta:object-count="7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Adjacency" xlink:href=""/>
  </office:meta>
</office:document-meta>
</file>